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officeooo:paragraph-rsid="00146ca7"/>
    </style:style>
    <style:style style:name="P2" style:family="paragraph" style:parent-style-name="Standard">
      <style:text-properties officeooo:rsid="00146ca7" officeooo:paragraph-rsid="00146ca7"/>
    </style:style>
    <style:style style:name="P3" style:family="paragraph" style:parent-style-name="Standard">
      <style:text-properties officeooo:rsid="00146ca7" officeooo:paragraph-rsid="001661f4"/>
    </style:style>
    <style:style style:name="P4" style:family="paragraph" style:parent-style-name="Standard">
      <style:text-properties officeooo:rsid="0014d1b1" officeooo:paragraph-rsid="0014d1b1"/>
    </style:style>
    <style:style style:name="P5" style:family="paragraph" style:parent-style-name="Standard">
      <style:text-properties officeooo:paragraph-rsid="00164496"/>
    </style:style>
    <style:style style:name="P6" style:family="paragraph" style:parent-style-name="Standard">
      <style:text-properties officeooo:paragraph-rsid="0018f372"/>
    </style:style>
    <style:style style:name="P7" style:family="paragraph" style:parent-style-name="Standard">
      <style:text-properties officeooo:rsid="001e1cf9" officeooo:paragraph-rsid="001e1cf9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Listenabsatz" style:list-style-name="L1">
      <style:text-properties officeooo:rsid="00146ca7" officeooo:paragraph-rsid="00146ca7"/>
    </style:style>
    <style:style style:name="P10" style:family="paragraph" style:parent-style-name="Listenabsatz" style:list-style-name="L1">
      <style:text-properties officeooo:rsid="00146ca7" officeooo:paragraph-rsid="001d37b5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46ca7"/>
    </style:style>
    <style:style style:name="T3" style:family="text">
      <style:text-properties officeooo:rsid="00149f6b"/>
    </style:style>
    <style:style style:name="T4" style:family="text">
      <style:text-properties officeooo:rsid="00164496"/>
    </style:style>
    <style:style style:name="T5" style:family="text">
      <style:text-properties fo:font-weight="normal" officeooo:rsid="001e603a" style:font-weight-asian="normal" style:font-weight-complex="normal"/>
    </style:style>
    <style:style style:name="T6" style:family="text">
      <style:text-properties fo:font-weight="normal" officeooo:rsid="00164496" style:font-weight-asian="normal" style:font-weight-complex="normal"/>
    </style:style>
    <style:style style:name="T7" style:family="text">
      <style:text-properties officeooo:rsid="001661f4"/>
    </style:style>
    <style:style style:name="T8" style:family="text">
      <style:text-properties officeooo:rsid="001836be"/>
    </style:style>
    <style:style style:name="T9" style:family="text">
      <style:text-properties officeooo:rsid="0018f372"/>
    </style:style>
    <style:style style:name="T10" style:family="text">
      <style:text-properties officeooo:rsid="001a6b6f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Team</text:span></text:span>: <text:span text:style-name="T2">01, Francis Opoku, Fabian Reiber</text:span></text:p>
      <text:p text:style-name="Standard"><text:span text:style-name="Absatz-Standardschriftart"><text:span text:style-name="T1">Aufgabenaufteilung</text:span></text:span>: </text:p>
      <text:list xml:id="list5486001132184542020" text:style-name="L1">
        <text:list-item>
          <text:p text:style-name="P9">Sequenzdiagramme und zugehörige Doku, sowie restliche Dokumentation. <text:span text:style-name="T10">Server, CMEM, Lifetimetimer und HBQ implementiert. Bugs gefixt und getestet.</text:span></text:p>
        </text:list-item>
        <text:list-item>
          <text:p text:style-name="P10">Klassen- und Komponentendiagramm, zugehörige Doku, sowie restliche Dokumentation. <text:span text:style-name="T10">Client, MessagSendTimer, Lifetimetimer und DLQ implementiert. Bugs gefixt und getestet.</text:span></text:p>
        </text:list-item>
      </text:list>
      <text:p text:style-name="P1"><text:span text:style-name="Absatz-Standardschriftart"><text:span text:style-name="T1">Quellenangaben</text:span></text:span>: <text:a xlink:type="simple" xlink:href="http://learnyousomeerlang.com/what-is-otp#the-basic-server"><text:span text:style-name="T2">http://learnyousomeerlang.com/what-is-otp#the-basic-server</text:span></text:a></text:p>
      <text:p text:style-name="P7"><text:a xlink:type="simple" xlink:href="http://erlang.org/doc/man/erl.html">http://erlang.org/doc/man/erl.html</text:a> </text:p>
      <text:p text:style-name="P1"><text:span text:style-name="Absatz-Standardschriftart"><text:span text:style-name="T1">Begründung für Codeübernahme</text:span></text:span>: <text:span text:style-name="T2">keine Codeübernahme</text:span></text:p>
      <text:p text:style-name="P1"><text:span text:style-name="Absatz-Standardschriftart"><text:span text:style-name="T1">Bearbeitungszeitraum</text:span></text:span>: </text:p>
      <text:p text:style-name="P1"><text:span text:style-name="T2">Entwurf:</text:span></text:p>
      <text:p text:style-name="P2">23.03.15: Francis Opoku 3,5 Std.; Fabian Reiber 2Std.; davon 2 Std. gemeinsam</text:p>
      <text:p text:style-name="P2">24.03.15: Francis Opoku 6Std.; Fabian Reiber 6 Std.</text:p>
      <text:p text:style-name="P2">25.03.15: 2,25 Std. gemeinsam; Fabian Reiber 2 Std.</text:p>
      <text:p text:style-name="P2">26.03.15: Francis Opoku 2 Std.</text:p>
      <text:p text:style-name="P2">27.03.15: ca. 3 Std. gemeinsam</text:p>
      <text:p text:style-name="P2">Implementierung <text:span text:style-name="T3">und Testen</text:span>:</text:p>
      <text:p text:style-name="P3">01.04.15 – 08.04.15: Fabian Reiber ca. 1<text:span text:style-name="T8">2</text:span> Std.</text:p>
      <text:p text:style-name="P3">01.04.15 – 08.04.15: <text:span text:style-name="T7">Francis Opoku ca. 14-15 Std.</text:span></text:p>
      <text:p text:style-name="P6"><text:span text:style-name="Absatz-Standardschriftart"><text:span text:style-name="T1">Aktueller Stand</text:span></text:span>:</text:p>
      <text:p text:style-name="P6"><text:span text:style-name="T9">27.03.15: Entwurf ist fertig. Implementierung wurde noch nicht angefangen, da Fremdentwurf verwendet werden soll.</text:span></text:p>
      <text:p text:style-name="P4"><text:span text:style-name="T9">08.04.15: </text:span>Implementierung ist <text:span text:style-name="T9">nun </text:span>fertig und getestet.</text:p>
      <text:p text:style-name="P5"><text:span text:style-name="Absatz-Standardschriftart"><text:span text:style-name="T1">Änderungen im Entwurf</text:span></text:span>: <text:span text:style-name="T4">die Änderungen sind in einem extra Abschnitt </text:span><text:span text:style-name="T6">„</text:span><text:span text:style-name="T5">Dokumentation zum Entwurf“ </text:span><text:span text:style-name="T6">festgehalten.</text:span></text:p>
      <text:p text:style-name="Standard"><text:span text:style-name="Absatz-Standardschriftart"><text:span text:style-name="T1">Entwurf</text:span></text:span>: <text:span text:style-name="T4">siehe folgende Seite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initial-creator>Prof. Dr. Klauck</meta:initial-creator>
    <meta:creation-date>2012-12-06T20:22:00Z</meta:creation-date>
    <dc:date>2015-04-08T12:41:23.737262325</dc:date>
    <meta:editing-cycles>14</meta:editing-cycles>
    <meta:editing-duration>PT12M58S</meta:editing-duration>
    <meta:document-statistic meta:table-count="0" meta:image-count="0" meta:object-count="0" meta:page-count="1" meta:paragraph-count="22" meta:word-count="150" meta:character-count="1250" meta:non-whitespace-character-count="1119"/>
    <meta:template xlink:type="simple" xlink:actuate="onRequest" xlink:title="" xlink:href="Normal.dotm"/>
  </office:meta>
</office:document-meta>
</file>